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i mathvariant="italic">PV</mi>
              </mrow>
            </mrow>
          </mrow>
        </mtd>
      </mtr>
      <mtr>
        <mtd>
          <mrow>
            <mrow>
              <mi mathvariant="italic">PV</mi>
              <mo stretchy="false">=</mo>
              <mrow>
                <mi mathvariant="italic">FT</mi>
                <mo stretchy="false">∗</mo>
                <mi>E</mi>
              </mrow>
            </mrow>
            <mrow>
              <mo fence="true" form="prefix" stretchy="false">(</mo>
              <mrow>
                <mi>s</mi>
              </mrow>
              <mo fence="true" form="postfix" stretchy="false">)</mo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−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row>
                        <mi mathvariant="italic">FT</mi>
                        <mo stretchy="false">∗</mo>
                        <mi>E</mi>
                      </mrow>
                      <mrow>
                        <mo fence="true" form="prefix" stretchy="false">(</mo>
                        <mrow>
                          <mi>s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row>
                  <mo fence="true" form="prefix" stretchy="false">(</mo>
                  <mrow>
                    <mi>s</mi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  <mo stretchy="false">=</mo>
              <mi mathvariant="italic">SP</mi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i mathvariant="italic">SP</mi>
                <mo stretchy="false">/</mo>
                <mrow>
                  <mo fence="true" form="prefix" stretchy="false">(</mo>
                  <mrow>
                    <mrow>
                      <mn>1</mn>
                      <mo stretchy="false">+</mo>
                      <mi mathvariant="italic">FT</mi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frac>
                        <mi mathvariant="italic">SP</mi>
                        <mi>S</mi>
                      </mfrac>
                      <mo stretchy="false">∗</mo>
                      <mi>S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row>
                      <mi mathvariant="italic">SP</mi>
                      <mo stretchy="false">∗</mo>
                      <mrow>
                        <mo fence="true" form="prefix" stretchy="false">(</mo>
                        <mrow>
                          <mfrac>
                            <mn>1</mn>
                            <mrow>
                              <mn>1</mn>
                              <mo stretchy="false">+</mo>
                              <mi mathvariant="italic">FT</mi>
                            </mrow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i mathvariant="italic">FT</mi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row>
                          <mo fence="true" form="prefix" stretchy="false">(</mo>
                          <mrow>
                            <mfrac>
                              <mrow>
                                <mo fence="true" form="prefix" stretchy="false">(</mo>
                                <mrow>
                                  <mrow>
                                    <mn>5</mn>
                                    <mo stretchy="false">∗</mo>
                                    <msup>
                                      <mi>e</mi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stretchy="false">−</mo>
                                              <mn>11.9</mn>
                                            </mrow>
                                            <mi>s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row>
                                    <mn>146.5</mn>
                                    <mrow>
                                      <mi>S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frac>
                          </mrow>
                          <mo fence="true" form="postfix" stretchy="false">)</mo>
                        </mrow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>
                  <mo fence="true" form="prefix" stretchy="false">(</mo>
                  <mrow>
                    <mfrac>
                      <mi mathvariant="italic">SP</mi>
                      <mrow>
                        <mn>1</mn>
                        <mo stretchy="false">+</mo>
                        <mfrac>
                          <mrow>
                            <mn>5</mn>
                            <mo stretchy="false">∗</mo>
                            <msup>
                              <mi>e</mi>
                              <mn>0</mn>
                            </msup>
                          </mrow>
                          <mrow>
                            <mn>0</mn>
                            <mo stretchy="false">+</mo>
                            <mn>1</mn>
                          </mrow>
                        </mfrac>
                      </mrow>
                    </mfrac>
                  </mrow>
                  <mo fence="true" form="postfix" stretchy="false">)</mo>
                </mrow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row>
                      <mo fence="true" form="prefix" stretchy="false">(</mo>
                      <mrow>
                        <mfrac>
                          <mrow>
                            <mn>5</mn>
                            <mo stretchy="false">∗</mo>
                            <mn>1</mn>
                          </mrow>
                          <mn>1</mn>
                        </mfrac>
                      </mrow>
                      <mo fence="true" form="postfix" stretchy="false">)</mo>
                    </mrow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i mathvariant="italic">SP</mi>
                  <mrow>
                    <mn>1</mn>
                    <mo stretchy="false">+</mo>
                    <mn>5</mn>
                  </mrow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frac>
                  <mn>4</mn>
                  <mn>6</mn>
                </mfrac>
              </mrow>
            </mrow>
          </mrow>
        </mtd>
      </mtr>
      <mtr>
        <mtd>
          <mrow>
            <mi>E</mi>
            <mrow>
              <mrow>
                <mo fence="true" form="prefix" stretchy="false">(</mo>
                <mrow>
                  <mi mathvariant="normal">∞</mi>
                </mrow>
                <mo fence="true" form="postfix" stretchy="false">)</mo>
              </mrow>
              <mo stretchy="false">=</mo>
              <mn>0,6667</mn>
            </mrow>
          </mrow>
        </mtd>
      </mtr>
    </mtable>
    <annotation encoding="StarMath 5.0">E(s) = SP - PV newline
PV = FT * E(s) newline
E(s) = SP - (FT * E(s)) newline
E(s) + (FT*E(s)) = SP newline
E(s) * (1 + FT) = SP newline
E(s) = SP / (1 + FT) newline

E( %infinite ) = lim from{s-&gt;0}  ({SP} over {S} * S * ({1} over {1 + FT}) )  newline

E( %infinite ) = lim from{s-&gt;0}  (SP * ({1} over {1 + FT})) newline

E( %infinite ) = lim from{s-&gt;0}  (SP over {1 + FT} ) newline

E( %infinite ) = lim from{s-&gt;0}  (SP over {1 + ((5 * e^(-11.9s)) over (146.5S + 1))} ) newline

E( %infinite ) = lim from{s-&gt;0}  (SP over {1 + {{5 * e^0} over {0 + 1}}} ) newline

E( %infinite ) = lim from{s-&gt;0}  {SP over {1 + ({5 *1} over 1)} } newline

E( %infinite ) = lim from{s-&gt;0}  {SP over {1 + 5 } } newline

E( %infinite ) = lim from{s-&gt;0}  {{4} over {6}}  newline

E ( %infinite ) = 0,6667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22:41:00.275594764</meta:creation-date>
    <dc:date>2022-09-14T15:42:20.101893162</dc:date>
    <meta:editing-duration>PT15H34S</meta:editing-duration>
    <meta:editing-cycles>1</meta:editing-cycles>
    <meta:generator>LibreOffice/7.2.7.2$Linux_X86_64 LibreOffice_project/20$Build-2</meta:generator>
  </office:meta>
</office:document-meta>
</file>